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Vishal Thakur's Personal Webpage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background-color: #f4f0e6;</text:p>
      <text:p text:style-name="Standard"><text:s text:c="12"/>color: #4b3e3e;</text:p>
      <text:p text:style-name="Standard"><text:s text:c="12"/>margin: 0;</text:p>
      <text:p text:style-name="Standard"><text:s text:c="12"/>padding: 0;</text:p>
      <text:p text:style-name="Standard"><text:s text:c="8"/>}</text:p>
      <text:p text:style-name="Standard"><text:s text:c="8"/>header {</text:p>
      <text:p text:style-name="Standard"><text:s text:c="12"/>background-color: #8b6f47;</text:p>
      <text:p text:style-name="Standard"><text:s text:c="12"/>color: white;</text:p>
      <text:p text:style-name="Standard"><text:s text:c="12"/>text-align: center;</text:p>
      <text:p text:style-name="Standard"><text:s text:c="12"/>padding: 1em 0;</text:p>
      <text:p text:style-name="Standard"><text:s text:c="8"/>}</text:p>
      <text:p text:style-name="Standard"><text:s text:c="8"/>nav {</text:p>
      <text:p text:style-name="Standard"><text:s text:c="12"/>display: flex;</text:p>
      <text:p text:style-name="Standard"><text:s text:c="12"/>justify-content: center;</text:p>
      <text:p text:style-name="Standard"><text:s text:c="12"/>background-color: #a3875b;</text:p>
      <text:p text:style-name="Standard"><text:s text:c="8"/>}</text:p>
      <text:p text:style-name="Standard"><text:s text:c="8"/>nav a {</text:p>
      <text:p text:style-name="Standard"><text:s text:c="12"/>color: white;</text:p>
      <text:p text:style-name="Standard"><text:s text:c="12"/>text-decoration: none;</text:p>
      <text:p text:style-name="Standard"><text:s text:c="12"/>padding: 1em;</text:p>
      <text:p text:style-name="Standard"><text:s text:c="12"/>display: block;</text:p>
      <text:p text:style-name="Standard"><text:s text:c="8"/>}</text:p>
      <text:p text:style-name="Standard"><text:s text:c="8"/>nav a:hover {</text:p>
      <text:p text:style-name="Standard"><text:s text:c="12"/>background-color: #8b6f47;</text:p>
      <text:p text:style-name="Standard"><text:s text:c="8"/>}</text:p>
      <text:p text:style-name="Standard"><text:s text:c="8"/>section {</text:p>
      <text:p text:style-name="Standard"><text:s text:c="12"/>padding: 2em;</text:p>
      <text:p text:style-name="Standard"><text:s text:c="8"/>}</text:p>
      <text:p text:style-name="Standard"><text:s text:c="8"/>footer {</text:p>
      <text:p text:style-name="Standard"><text:s text:c="12"/>text-align: center;</text:p>
      <text:p text:style-name="Standard"><text:s text:c="12"/>padding: 1em 0;</text:p>
      <text:p text:style-name="Standard"><text:s text:c="12"/>background-color: #8b6f47;</text:p>
      <text:p text:style-name="Standard"><text:s text:c="12"/>color: white;</text:p>
      <text:p text:style-name="Standard"><text:s text:c="12"/>position: fixed;</text:p>
      <text:p text:style-name="Standard"><text:s text:c="12"/>width: 100%;</text:p>
      <text:p text:style-name="Standard"><text:s text:c="12"/>bottom: 0;</text:p>
      <text:p text:style-name="Standard"><text:s text:c="8"/>}</text:p>
      <text:p text:style-name="Standard"><text:s text:c="8"/>.container {</text:p>
      <text:p text:style-name="Standard"><text:s text:c="12"/>max-width: 800px;</text:p>
      <text:p text:style-name="Standard"><text:s text:c="12"/>margin: auto;</text:p>
      <text:p text:style-name="Standard"><text:s text:c="8"/>}</text:p>
      <text:p text:style-name="Standard"><text:s text:c="8"/>h2 {</text:p>
      <text:p text:style-name="Standard"><text:s text:c="12"/>border-bottom: 2px solid #8b6f47;</text:p>
      <text:p text:style-name="Standard"><text:soft-page-break/><text:s text:c="12"/>padding-bottom: 0.5em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header&gt;</text:p>
      <text:p text:style-name="Standard"><text:s text:c="8"/>&lt;h1&gt;Vishal Thakur&lt;/h1&gt;</text:p>
      <text:p text:style-name="Standard"><text:s text:c="8"/>&lt;p&gt;Welcome to my personal webpage!&lt;/p&gt;</text:p>
      <text:p text:style-name="Standard"><text:s text:c="4"/>&lt;/header&gt;</text:p>
      <text:p text:style-name="Standard"><text:s text:c="4"/>&lt;nav&gt;</text:p>
      <text:p text:style-name="Standard"><text:s text:c="8"/>&lt;a href="#travel-adventures"&gt;Travel Adventures&lt;/a&gt;</text:p>
      <text:p text:style-name="Standard"><text:s text:c="8"/>&lt;a href="#favorite-quotes"&gt;Favorite Quotes&lt;/a&gt;</text:p>
      <text:p text:style-name="Standard"><text:s text:c="8"/>&lt;a href="#contact"&gt;Contact&lt;/a&gt;</text:p>
      <text:p text:style-name="Standard"><text:s text:c="4"/>&lt;/nav&gt;</text:p>
      <text:p text:style-name="Standard"><text:s text:c="4"/>&lt;section id="travel-adventures"&gt;</text:p>
      <text:p text:style-name="Standard"><text:s text:c="8"/>&lt;div class="container"&gt;</text:p>
      <text:p text:style-name="Standard"><text:s text:c="12"/>&lt;h2&gt;Travel Adventures&lt;/h2&gt;</text:p>
      <text:p text:style-name="Standard"><text:s text:c="12"/>&lt;p&gt;Here, you can share your travel experiences, stories, and photos. Talk about your favorite destinations, memorable trips, and future travel plans.&lt;/p&gt;</text:p>
      <text:p text:style-name="Standard"><text:s text:c="12"/>&lt;p&gt;Example Content:&lt;/p&gt;</text:p>
      <text:p text:style-name="Standard"><text:s text:c="12"/>&lt;ul&gt;</text:p>
      <text:p text:style-name="Standard"><text:s text:c="16"/>&lt;li&gt;&lt;strong&gt;Manali:&lt;/strong&gt; Manali is a high-altitude Himalayan resort town in India’s northern Himachal Pradesh state. It has a reputation as a backpacking center and honeymoon destination.&lt;/li&gt;</text:p>
      <text:p text:style-name="Standard"><text:s text:c="16"/>&lt;li&gt;&lt;strong&gt;Sainj Kanaun:&lt;/strong&gt; A hidden gem known for its serene beauty and untouched landscapes.&lt;/li&gt;</text:p>
      <text:p text:style-name="Standard"><text:s text:c="12"/>&lt;/ul&gt;</text:p>
      <text:p text:style-name="Standard"><text:s text:c="8"/>&lt;/div&gt;</text:p>
      <text:p text:style-name="Standard"><text:s text:c="4"/>&lt;/section&gt;</text:p>
      <text:p text:style-name="Standard"><text:s text:c="4"/>&lt;section id="favorite-quotes"&gt;</text:p>
      <text:p text:style-name="Standard"><text:s text:c="8"/>&lt;div class="container"&gt;</text:p>
      <text:p text:style-name="Standard"><text:s text:c="12"/>&lt;h2&gt;Favorite Quotes&lt;/h2&gt;</text:p>
      <text:p text:style-name="Standard"><text:s text:c="12"/>&lt;p&gt;Here, you can share some of your favorite quotes that inspire you.&lt;/p&gt;</text:p>
      <text:p text:style-name="Standard"><text:s text:c="12"/>&lt;p&gt;Example Quotes:&lt;/p&gt;</text:p>
      <text:p text:style-name="Standard"><text:s text:c="12"/>&lt;ul&gt;</text:p>
      <text:p text:style-name="Standard"><text:s text:c="16"/>&lt;li&gt;"Travel is the only thing you buy that makes you richer."&lt;/li&gt;</text:p>
      <text:p text:style-name="Standard"><text:s text:c="16"/>&lt;li&gt;"The world is a book, and those who do not travel read only one page." - Saint Augustine&lt;/li&gt;</text:p>
      <text:p text:style-name="Standard"><text:s text:c="16"/>&lt;li&gt;"Adventure is worthwhile." - Aesop&lt;/li&gt;</text:p>
      <text:p text:style-name="Standard"><text:s text:c="12"/>&lt;/ul&gt;</text:p>
      <text:p text:style-name="Standard"><text:s text:c="8"/>&lt;/div&gt;</text:p>
      <text:p text:style-name="Standard"><text:s text:c="4"/>&lt;/section&gt;</text:p>
      <text:p text:style-name="Standard"><text:s text:c="4"/>&lt;section id="contact"&gt;</text:p>
      <text:p text:style-name="Standard"><text:s text:c="8"/>&lt;div class="container"&gt;</text:p>
      <text:p text:style-name="Standard"><text:s text:c="12"/>&lt;h2&gt;Contact&lt;/h2&gt;</text:p>
      <text:p text:style-name="Standard"><text:s text:c="12"/>&lt;p&gt;If you'd like to get in touch with me, please feel free to reach out!&lt;/p&gt;</text:p>
      <text:p text:style-name="Standard"><text:s text:c="12"/>&lt;p&gt;Email: &lt;a href="mailto:vishal@example.com"&gt;vishal@example.com&lt;/a&gt;&lt;/p&gt;</text:p>
      <text:p text:style-name="Standard"><text:s text:c="12"/>&lt;p&gt;Phone: +91-XXXXXXXXXX&lt;/p&gt;</text:p>
      <text:p text:style-name="Standard"><text:s text:c="8"/>&lt;/div&gt;</text:p>
      <text:p text:style-name="Standard"><text:s text:c="4"/>&lt;/section&gt;</text:p>
      <text:p text:style-name="Standard"><text:s text:c="4"/>&lt;footer&gt;</text:p>
      <text:p text:style-name="Standard"><text:s text:c="8"/>&lt;p&gt;&amp;copy; 2024 Vishal Thakur. All rights reserved.&lt;/p&gt;</text:p>
      <text:p text:style-name="Standard"><text:soft-page-break/><text:s text:c="4"/>&lt;/footer&gt;</text:p>
      <text:p text:style-name="Standard">&lt;/body&gt;</text:p>
      <text:p text:style-name="Standard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3T11:24:26.104117676</meta:creation-date>
    <dc:date>2024-06-13T11:24:43.896829170</dc:date>
    <meta:editing-duration>PT19S</meta:editing-duration>
    <meta:editing-cycles>1</meta:editing-cycles>
    <meta:document-statistic meta:table-count="0" meta:image-count="0" meta:object-count="0" meta:page-count="3" meta:paragraph-count="102" meta:word-count="297" meta:character-count="3256" meta:non-whitespace-character-count="2157"/>
    <meta:generator>LibreOffice/6.0.7.3$Linux_X86_64 LibreOffice_project/00m0$Build-3</meta:generator>
  </office:meta>
</office:document-meta>
</file>